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ircular Std Book" svg:font-family="Circular Std Book" style:font-family-generic="system" style:font-pitch="variable"/>
    <style:font-face style:name="Titillium Web" svg:font-family="Titillium Web" style:font-family-generic="system" style:font-pitch="variable"/>
    <style:font-face style:name="Circular Std Black" svg:font-family="Circular Std Black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URSO" style:master-page-name="MPF0" style:family="paragraph">
      <style:paragraph-properties fo:break-before="page" style:page-number="0"/>
    </style:style>
    <style:style style:name="P5" style:parent-style-name="Standard" style:family="paragraph">
      <style:paragraph-properties fo:break-before="page" fo:text-align="end"/>
      <style:text-properties fo:color="#000F9F"/>
    </style:style>
    <style:style style:name="P6" style:parent-style-name="Standard" style:family="paragraph">
      <style:paragraph-properties fo:text-align="end"/>
      <style:text-properties fo:color="#000F9F"/>
    </style:style>
    <style:style style:name="P7" style:parent-style-name="Standard" style:family="paragraph">
      <style:paragraph-properties fo:text-align="end"/>
      <style:text-properties fo:color="#000F9F"/>
    </style:style>
    <style:style style:name="P8" style:parent-style-name="Standard" style:family="paragraph">
      <style:paragraph-properties fo:text-align="end"/>
    </style:style>
    <style:style style:name="T9" style:parent-style-name="DefaultParagraphFont" style:family="text">
      <style:text-properties fo:color="#808080"/>
    </style:style>
    <style:style style:name="P10" style:parent-style-name="Standard" style:family="paragraph">
      <style:paragraph-properties fo:text-align="end"/>
      <style:text-properties fo:color="#000F9F"/>
    </style:style>
    <style:style style:name="P11" style:parent-style-name="Standard" style:family="paragraph">
      <style:paragraph-properties fo:text-align="end"/>
      <style:text-properties fo:color="#000F9F"/>
    </style:style>
    <style:style style:name="P12" style:parent-style-name="Standard" style:family="paragraph">
      <style:paragraph-properties fo:text-align="end"/>
      <style:text-properties fo:color="#000F9F"/>
    </style:style>
    <style:style style:name="P13" style:parent-style-name="Standard" style:family="paragraph">
      <style:paragraph-properties fo:text-align="end"/>
      <style:text-properties fo:color="#000F9F"/>
    </style:style>
    <style:style style:name="P14" style:parent-style-name="Standard" style:family="paragraph">
      <style:paragraph-properties fo:text-align="end"/>
      <style:text-properties fo:color="#000F9F"/>
    </style:style>
    <style:style style:name="P15" style:parent-style-name="Standard" style:family="paragraph">
      <style:paragraph-properties fo:text-align="end"/>
      <style:text-properties fo:color="#000F9F"/>
    </style:style>
    <style:style style:name="P16" style:parent-style-name="Standard" style:family="paragraph">
      <style:paragraph-properties fo:text-align="end"/>
      <style:text-properties fo:color="#000F9F"/>
    </style:style>
    <style:style style:name="P17" style:parent-style-name="Standard" style:family="paragraph">
      <style:paragraph-properties fo:text-align="end"/>
      <style:text-properties fo:color="#000F9F"/>
    </style:style>
    <style:style style:name="P18" style:parent-style-name="Standard" style:family="paragraph">
      <style:paragraph-properties fo:text-align="end"/>
      <style:text-properties fo:color="#000F9F"/>
    </style:style>
    <style:style style:name="P19" style:parent-style-name="Standard" style:family="paragraph">
      <style:paragraph-properties fo:text-align="end"/>
      <style:text-properties fo:color="#000F9F"/>
    </style:style>
    <style:style style:name="P20" style:parent-style-name="Standard" style:family="paragraph">
      <style:paragraph-properties fo:text-align="end"/>
      <style:text-properties fo:color="#000F9F"/>
    </style:style>
    <style:style style:name="P21" style:parent-style-name="Standard" style:family="paragraph">
      <style:paragraph-properties fo:text-align="end"/>
      <style:text-properties fo:color="#000F9F"/>
    </style:style>
    <style:style style:name="P22" style:parent-style-name="Standard" style:family="paragraph">
      <style:paragraph-properties fo:text-align="end"/>
      <style:text-properties fo:color="#000F9F"/>
    </style:style>
    <style:style style:name="P23" style:parent-style-name="Standard" style:family="paragraph">
      <style:paragraph-properties fo:text-align="end"/>
      <style:text-properties fo:color="#000F9F"/>
    </style:style>
    <style:style style:name="P24" style:parent-style-name="Standard" style:family="paragraph">
      <style:paragraph-properties fo:text-align="end"/>
      <style:text-properties fo:color="#000F9F"/>
    </style:style>
    <style:style style:name="P25" style:parent-style-name="Standard" style:family="paragraph">
      <style:paragraph-properties fo:text-align="end"/>
      <style:text-properties fo:color="#000F9F"/>
    </style:style>
    <style:style style:name="P26" style:parent-style-name="CURSO" style:family="paragraph">
      <style:paragraph-properties fo:text-align="end"/>
      <style:text-properties fo:font-size="14pt" style:font-size-asian="14pt"/>
    </style:style>
    <style:style style:name="P27" style:parent-style-name="CURSO" style:family="paragraph">
      <style:paragraph-properties fo:text-align="end"/>
      <style:text-properties fo:color="#000F9F" fo:font-size="12pt" style:font-size-asian="12pt"/>
    </style:style>
    <style:style style:name="P28" style:parent-style-name="Standard" style:family="paragraph">
      <style:paragraph-properties fo:text-align="end"/>
    </style:style>
    <style:style style:name="T29" style:parent-style-name="DefaultParagraphFont" style:family="text">
      <style:text-properties fo:font-weight="bold" style:font-weight-asian="bold" fo:color="#000F9F"/>
    </style:style>
    <style:style style:name="T30" style:parent-style-name="DefaultParagraphFont" style:family="text">
      <style:text-properties fo:color="#A6A6A6"/>
    </style:style>
    <style:style style:name="P31" style:parent-style-name="Tokio" style:family="paragraph">
      <style:paragraph-properties fo:break-before="page" fo:text-align="justify"/>
    </style:style>
    <style:style style:name="T32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33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T35" style:parent-style-name="TokioCar" style:family="text">
      <style:text-properties style:font-name="Circular Std Black" style:font-name-complex="Circular Std Black" fo:font-weight="bold" style:font-weight-asian="bold" fo:color="#000F9F"/>
    </style:style>
    <style:style style:name="P34" style:parent-style-name="Tokio" style:family="paragraph">
      <style:paragraph-properties fo:text-align="justify">
        <style:drop-cap style:length="1" style:lines="3"/>
      </style:paragraph-properties>
    </style:style>
    <style:style style:name="T36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 style:font-size-complex="16pt"/>
    </style:style>
    <style:style style:name="P37" style:parent-style-name="Tokio" style:family="paragraph">
      <style:paragraph-properties fo:text-align="justify"/>
    </style:style>
    <style:style style:name="T38" style:parent-style-name="TokioCar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39" style:parent-style-name="Tokio" style:family="paragraph">
      <style:paragraph-properties fo:text-align="justify"/>
    </style:style>
    <style:style style:name="T40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 style:font-size-complex="16pt"/>
    </style:style>
    <style:style style:name="T41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 style:font-size-complex="16pt"/>
    </style:style>
    <style:style style:name="T42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T43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T44" style:parent-style-name="TokioCar" style:family="text">
      <style:text-properties style:font-name="Calibri" style:font-name-asian="Calibri" style:font-name-complex="Circular Std Black" fo:color="#000000"/>
    </style:style>
    <style:style style:name="T45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P46" style:parent-style-name="Default" style:list-style-name="LFO10" style:family="paragraph"/>
    <style:style style:name="T47" style:parent-style-name="TokioCar" style:family="text">
      <style:text-properties style:font-name="Calibri" style:font-name-asian="Calibri" style:font-name-complex="Circular Std Black"/>
    </style:style>
    <style:style style:name="P48" style:parent-style-name="Default" style:list-style-name="LFO10" style:family="paragraph"/>
    <style:style style:name="T49" style:parent-style-name="TokioCar" style:family="text">
      <style:text-properties style:font-name="Calibri" style:font-name-asian="Calibri" style:font-name-complex="Circular Std Black"/>
    </style:style>
    <style:style style:name="P50" style:parent-style-name="Default" style:list-style-name="LFO10" style:family="paragraph"/>
    <style:style style:name="T51" style:parent-style-name="TokioCar" style:family="text">
      <style:text-properties style:font-name="Calibri" style:font-name-asian="Calibri" style:font-name-complex="Circular Std Black"/>
    </style:style>
    <style:style style:name="T52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T53" style:parent-style-name="DefaultParagraphFont" style:family="text">
      <style:text-properties fo:color="#585858" fo:font-size="11pt" style:font-size-asian="11pt"/>
    </style:style>
    <style:style style:name="P54" style:parent-style-name="Tokio" style:family="paragraph">
      <style:paragraph-properties fo:text-align="justify"/>
    </style:style>
    <style:style style:name="T55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56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57" style:parent-style-name="Default" style:family="paragraph">
      <style:text-properties fo:color="#585858" fo:font-size="11pt" style:font-size-asian="11pt"/>
    </style:style>
    <style:style style:name="P58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59" style:parent-style-name="DefaultParagraphFont" style:family="text">
      <style:text-properties fo:color="#585858" fo:font-size="11pt" style:font-size-asian="11pt"/>
    </style:style>
    <style:style style:name="P60" style:parent-style-name="Tokio" style:family="paragraph">
      <style:paragraph-properties fo:text-align="justify"/>
    </style:style>
    <style:style style:name="T61" style:parent-style-name="TokioCar" style:family="text">
      <style:text-properties style:font-name="Circular Std Black" fo:color="#000F9F"/>
    </style:style>
    <style:style style:name="P62" style:parent-style-name="Tokio" style:family="paragraph">
      <style:paragraph-properties fo:text-align="justify"/>
    </style:style>
    <style:style style:name="P63" style:parent-style-name="Tokio" style:family="paragraph">
      <style:paragraph-properties fo:text-align="justify"/>
    </style:style>
    <style:style style:name="P64" style:parent-style-name="Tokio" style:family="paragraph">
      <style:paragraph-properties fo:text-align="justify"/>
    </style:style>
    <style:style style:name="T65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66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67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68" style:parent-style-name="DefaultParagraphFont" style:family="text">
      <style:text-properties style:font-name="Courier New" style:font-name-asian="Courier New" style:font-name-complex="Courier New" fo:color="#585858" fo:font-size="11pt" style:font-size-asian="11pt"/>
    </style:style>
    <style:style style:name="T69" style:parent-style-name="DefaultParagraphFont" style:family="text">
      <style:text-properties fo:color="#585858" fo:font-size="11pt" style:font-size-asian="11pt"/>
    </style:style>
    <style:style style:name="T70" style:parent-style-name="DefaultParagraphFont" style:family="text">
      <style:text-properties fo:color="#585858" fo:font-size="11pt" style:font-size-asian="11pt"/>
    </style:style>
    <style:style style:name="P71" style:parent-style-name="Default" style:family="paragraph">
      <style:text-properties fo:color="#0562C1" fo:font-size="11pt" style:font-size-asian="11pt"/>
    </style:style>
    <style:style style:name="P72" style:parent-style-name="Default" style:family="paragraph">
      <style:text-properties fo:color="#0562C1" fo:font-size="11pt" style:font-size-asian="11pt"/>
    </style:style>
    <style:style style:name="P73" style:parent-style-name="Default" style:family="paragraph">
      <style:text-properties fo:color="#0562C1" fo:font-size="11pt" style:font-size-asian="11pt"/>
    </style:style>
    <style:style style:name="P74" style:parent-style-name="Tokio" style:family="paragraph">
      <style:paragraph-properties fo:text-align="justify"/>
    </style:style>
    <style:style style:name="T75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76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77" style:parent-style-name="DefaultParagraphFont" style:family="text">
      <style:text-properties fo:color="#585858" fo:font-size="11pt" style:font-size-asian="11pt"/>
    </style:style>
    <style:style style:name="T78" style:parent-style-name="DefaultParagraphFont" style:family="text">
      <style:text-properties fo:color="#585858" fo:font-size="11pt" style:font-size-asian="11pt"/>
    </style:style>
    <style:style style:name="T79" style:parent-style-name="DefaultParagraphFont" style:family="text">
      <style:text-properties fo:font-weight="bold" style:font-weight-asian="bold" fo:color="#585858" fo:font-size="11pt" style:font-size-asian="11pt"/>
    </style:style>
    <style:style style:name="T80" style:parent-style-name="DefaultParagraphFont" style:family="text">
      <style:text-properties fo:font-weight="bold" style:font-weight-asian="bold" fo:color="#585858" fo:font-size="11pt" style:font-size-asian="11pt"/>
    </style:style>
    <style:style style:name="T81" style:parent-style-name="DefaultParagraphFont" style:family="text">
      <style:text-properties fo:color="#585858" fo:font-size="11pt" style:font-size-asian="11pt"/>
    </style:style>
    <style:style style:name="T82" style:parent-style-name="DefaultParagraphFont" style:family="text">
      <style:text-properties fo:color="#585858" fo:font-size="11pt" style:font-size-asian="11pt"/>
    </style:style>
    <style:style style:name="T83" style:parent-style-name="DefaultParagraphFont" style:family="text">
      <style:text-properties fo:font-weight="bold" style:font-weight-asian="bold" fo:color="#585858" fo:font-size="11pt" style:font-size-asian="11pt"/>
    </style:style>
    <style:style style:name="P84" style:parent-style-name="Standard" style:family="paragraph">
      <style:paragraph-properties fo:text-align="justify"/>
    </style:style>
    <style:style style:name="P85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6" style:parent-style-name="Tokio" style:family="paragraph">
      <style:paragraph-properties fo:text-align="justify"/>
    </style:style>
    <style:style style:name="T87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8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9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90" style:parent-style-name="DefaultParagraphFont" style:family="text">
      <style:text-properties fo:font-weight="bold" style:font-weight-asian="bold" fo:color="#585858" fo:font-size="11pt" style:font-size-asian="11pt"/>
    </style:style>
    <style:style style:name="P91" style:parent-style-name="Standard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92" style:parent-style-name="Tokio" style:family="paragraph">
      <style:paragraph-properties fo:text-align="justify"/>
    </style:style>
    <style:style style:name="P93" style:parent-style-name="Tokio" style:family="paragraph">
      <style:paragraph-properties fo:text-align="justify"/>
    </style:style>
    <style:style style:name="P94" style:parent-style-name="Tokio" style:family="paragraph">
      <style:paragraph-properties fo:text-align="justify"/>
    </style:style>
    <style:style style:name="P95" style:parent-style-name="Tokio" style:family="paragraph">
      <style:paragraph-properties fo:text-align="justify"/>
    </style:style>
    <style:style style:name="P96" style:parent-style-name="Tokio" style:family="paragraph">
      <style:paragraph-properties fo:text-align="justify"/>
    </style:style>
    <style:style style:name="T97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98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99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100" style:parent-style-name="DefaultParagraphFont" style:family="text">
      <style:text-properties style:font-name="Courier New" style:font-name-asian="Courier New" style:font-name-complex="Courier New" fo:color="#585858" fo:font-size="11pt" style:font-size-asian="11pt"/>
    </style:style>
    <style:style style:name="T101" style:parent-style-name="DefaultParagraphFont" style:family="text">
      <style:text-properties fo:color="#585858" fo:font-size="11pt" style:font-size-asian="11pt"/>
    </style:style>
    <style:style style:name="P102" style:parent-style-name="Standard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103" style:parent-style-name="Tokio" style:family="paragraph">
      <style:paragraph-properties fo:text-align="justify"/>
    </style:style>
    <style:style style:name="T104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105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106" style:parent-style-name="DefaultParagraphFont" style:family="text">
      <style:text-properties fo:color="#585858" fo:font-size="11pt" style:font-size-asian="11pt"/>
    </style:style>
    <style:style style:name="P107" style:parent-style-name="Standard" style:family="paragraph">
      <style:paragraph-properties fo:text-align="justify"/>
    </style:style>
    <style:style style:name="P108" style:parent-style-name="Tokio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P5"/>
      <text:p text:style-name="P6"/>
      <text:p text:style-name="P7"/>
      <text:p text:style-name="P8"><text:span text:style-name="T9">(tu foto)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aula Jimenez Fernandez</text:p>
      <text:p text:style-name="P27">RESPONSABLE DEL DESARROLLO DE LA APLICACIÓN</text:p>
      <text:p text:style-name="P28"><text:span text:style-name="T29">Fecha:</text:span><text:s/><text:span text:style-name="T30">XX, 10, 2025</text:span></text:p>
      <text:soft-page-break/>
      <text:p text:style-name="P31"><text:span text:style-name="T32">ÍNDICE DE CONTENIDOS</text:span></text:p>
      <text:p text:style-name="P33"/>
      <text:p text:style-name="P34"><text:span text:style-name="T35">D</text:span><text:span text:style-name="T36">escripción del proyecto:</text:span></text:p>
      <text:p text:style-name="P37"><text:span text:style-name="T38">Aplicación de Escritorio para control de inventario y ventas en una tienda de ropa.</text:span></text:p>
      <text:p text:style-name="P39"><text:span text:style-name="T40">Objetivos y</text:span><text:span text:style-name="T41"><text:s/>Alcance del proyecto:</text:span></text:p>
      <text:p text:style-name="Default"><text:span text:style-name="T42">Objetivo General:<text:s/></text:span><text:span text:style-name="T43"><text:s/></text:span><text:span text:style-name="T44">Crear una aplicación de escritorio que organice el inventario y los clientes en una base de datos <text:s/>para generar un reporte de ventas basado en las fechas de las ventas.</text:span></text:p>
      <text:p text:style-name="Default"/>
      <text:p text:style-name="Default"><text:span text:style-name="T45">Objetivos Específicos:</text:span></text:p>
      <text:list text:style-name="LFO10" text:continue-numbering="true">
        <text:list-item>
          <text:p text:style-name="P46"><text:span text:style-name="T47">Organizar en una bases de datos los artículos y los clientes de la tienda.</text:span></text:p>
        </text:list-item>
        <text:list-item>
          <text:p text:style-name="P48"><text:span text:style-name="T49">Exportar desde la base de datos un reporte de ventas basado en las fechas de ventas.</text:span></text:p>
        </text:list-item>
        <text:list-item>
          <text:p text:style-name="P50"><text:span text:style-name="T51">Gestionar por medio de los usuarios que se utilizan para ingresar a la aplicación los registros a los que cada vendedor puede acceder.</text:span></text:p>
        </text:list-item>
      </text:list>
      <text:p text:style-name="Default"/>
      <text:p text:style-name="Default"><text:span text:style-name="T52">Alcance:<text:s/></text:span><text:span text:style-name="T53">Se va a crear una aplicación para quienes manejan la tienda lleven un registro de ventas, se incluye un manual de instalación, se crea la interfaces y el back end de dicha aplicación <text:s text:c="2"/>No se va a incluir proveedores.</text:span></text:p>
      <text:p text:style-name="Default"/>
      <text:p text:style-name="P54"><text:span text:style-name="T55">STACK TECNOLÓGICO Y ALTERNATIVAS EVALUADAS</text:span></text:p>
      <text:p text:style-name="Default"/>
      <text:list text:style-name="WWNum1" text:continue-numbering="true">
        <text:list-item>
          <text:list>
            <text:list-item>
              <text:p text:style-name="P56">Stack Tecnológico: Enumera y describe las tecnologías principales que se usarán en el proyecto (lenguajes de programación, frameworks, bases de datos, etc.).</text:p>
            </text:list-item>
          </text:list>
        </text:list-item>
      </text:list>
      <text:p text:style-name="P57"/>
      <text:list text:style-name="WWNum1" text:continue-numbering="true">
        <text:list-item>
          <text:list>
            <text:list-item>
              <text:p text:style-name="P58"><text:span text:style-name="T59">Alternativas Evaluadas: Explica por qué se eligieron estas tecnologías en lugar deotras, mencionando las ventajas y desventajas consideradas.</text:span></text:p>
            </text:list-item>
          </text:list>
        </text:list-item>
      </text:list>
      <text:p text:style-name="Default"/>
      <text:p text:style-name="P60"><text:span text:style-name="T61">Python</text:span></text:p>
      <text:p text:style-name="P62"/>
      <text:p text:style-name="P63"/>
      <text:soft-page-break/>
      <text:p text:style-name="P64"><text:span text:style-name="T65">MODELO DE DATOS</text:span></text:p>
      <text:p text:style-name="Default"/>
      <text:list text:style-name="WWNum1" text:continue-numbering="true">
        <text:list-item>
          <text:p text:style-name="P66">Explicación de la Base de Datos: Describe el tipo de base de datos que se utilizará y por qué se eligió.</text:p>
        </text:list-item>
        <text:list-item>
          <text:p text:style-name="P67"><text:span text:style-name="T68">o</text:span><text:span text:style-name="T69">Esquema de la Base de Datos:<text:s/></text:span><text:span text:style-name="T70">Esquema que proporcione una visión general de cómo se estructurarán los datos (tablas, relaciones, etc)</text:span></text:p>
        </text:list-item>
      </text:list>
      <text:p text:style-name="Default"/>
      <text:p text:style-name="P71"/>
      <text:p text:style-name="P72"/>
      <text:p text:style-name="P73"/>
      <text:p text:style-name="P74"><text:span text:style-name="T75">REQUISITOS DE LA APLICACIÓN</text:span></text:p>
      <text:list text:style-name="WWNum1" text:continue-numbering="true">
        <text:list-item>
          <text:p text:style-name="P76"><text:span text:style-name="T77">o</text:span><text:span text:style-name="T78">Listar los requisitos funcionales (y no funcionales si procede) de la aplicación (</text:span><text:span text:style-name="T79">ver explicación de los<text:s/></text:span><text:span text:style-name="T80">requisitos al final de este documento</text:span><text:span text:style-name="T81">)</text:span><text:span text:style-name="T82">o</text:span><text:span text:style-name="T83">¡IMPORTANTE! Todos los requisitos funcionales deberán ir acompañados de capturas de pantalla para complementarlos y justificar su funcionamiento. Añadir capturas de pantalla de ventanas, páginas, cambios realizados en la base de datos o cualquier cosa que sea necesaria para demostrar el correcto funcionamiento de cada requisito.</text:span></text:p>
        </text:list-item>
      </text:list>
      <text:p text:style-name="P84"/>
      <text:p text:style-name="P85"/>
      <text:p text:style-name="P86"><text:span text:style-name="T87">MANUAL DE INSTALACIÓN</text:span></text:p>
      <text:p text:style-name="P88"/>
      <text:p text:style-name="Default"/>
      <text:list text:style-name="WWNum1" text:continue-numbering="true">
        <text:list-item>
          <text:p text:style-name="P89"><text:span text:style-name="T90">ste punto es IMPRESCINDIBLE: Indicar el proceso de instalación y configuración del proyecto desde 0, indicando componentes que haya que instalar, comandos de configuración del entorno, etc.</text:span></text:p>
        </text:list-item>
      </text:list>
      <text:p text:style-name="P91"/>
      <text:p text:style-name="P92"/>
      <text:p text:style-name="P93"/>
      <text:p text:style-name="P94"/>
      <text:p text:style-name="P95"/>
      <text:soft-page-break/>
      <text:p text:style-name="P96"><text:span text:style-name="T97">CONCLUSIONES</text:span></text:p>
      <text:p text:style-name="Default"/>
      <text:list text:style-name="WWNum1" text:continue-numbering="true">
        <text:list-item>
          <text:p text:style-name="P98">Conclusiones generales del proyecto.</text:p>
        </text:list-item>
        <text:list-item>
          <text:p text:style-name="P99"><text:span text:style-name="T100">o</text:span><text:span text:style-name="T101">Aprendizajes y experiencias adquiridas.</text:span></text:p>
        </text:list-item>
      </text:list>
      <text:p text:style-name="P102"/>
      <text:p text:style-name="P103"><text:span text:style-name="T104">EVOLUTIVOS DEL PROYECTO</text:span></text:p>
      <text:p text:style-name="Default"/>
      <text:list text:style-name="WWNum1" text:continue-numbering="true">
        <text:list-item>
          <text:p text:style-name="P105"><text:span text:style-name="T106">(cosas a mejorar o a realizar en futuros desarrollos)</text:span></text:p>
        </text:list-item>
      </text:list>
      <text:p text:style-name="P107"/>
      <text:p text:style-name="P108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ircular Std Book" svg:font-family="Circular Std Book" style:font-family-generic="system" style:font-pitch="variable"/>
    <style:font-face style:name="Titillium Web" svg:font-family="Titillium Web" style:font-family-generic="system" style:font-pitch="variable"/>
    <style:font-face style:name="Circular Std Black" svg:font-family="Circular Std Black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0" style:display-name="Pa0" style:family="paragraph" style:parent-style-name="Standard" style:next-style-name="Standard">
      <style:paragraph-properties fo:margin-bottom="0in" style:line-height-at-least="0.1673in"/>
      <style:text-properties style:font-name="Circular Std Book" style:font-name-asian="Circular Std Book" style:font-name-complex="Times New Roman" fo:font-size="12pt" style:font-size-asian="12pt" style:font-size-complex="12pt" fo:hyphenate="false"/>
    </style:style>
    <style:style style:name="Tokio" style:display-name="Tokio" style:family="paragraph" style:parent-style-name="Standard">
      <style:text-properties style:font-name="Titillium Web" style:font-name-asian="Titillium Web" style:font-name-complex="Titillium Web" fo:color="#595959" fo:hyphenate="false"/>
    </style:style>
    <style:style style:name="TokioTítulo" style:display-name="Tokio Título" style:family="paragraph" style:parent-style-name="Tokio">
      <style:text-properties style:font-name="Circular Std Black" style:font-name-asian="Circular Std Black" style:font-name-complex="Circular Std Black" fo:color="#060E9F" fo:font-size="20pt" style:font-size-asian="20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CURSO" style:display-name="CURSO" style:family="paragraph" style:parent-style-name="TokioTítulo">
      <style:paragraph-properties fo:text-align="center"/>
      <style:text-properties fo:hyphenate="false"/>
    </style:style>
    <style:style style:name="NoSpacing" style:display-name="No Spacing" style:family="paragraph">
      <style:paragraph-properties fo:widows="2" fo:orphans="2"/>
      <style:text-properties style:language-asian="es" style:country-asian="ES" fo:hyphenate="false"/>
    </style:style>
    <style:style style:name="Default" style:display-name="Default" style:family="paragraph">
      <style:paragraph-properties fo:widows="2" fo:orphans="2"/>
      <style:text-properties style:font-name="Titillium Web" style:font-name-asian="Titillium Web" style:font-name-complex="Titillium Web" fo:color="#000000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cabezadoCar" style:display-name="Encabezado Car" style:family="text" style:parent-style-name="DefaultParagraphFont"/>
    <style:style style:name="PiedepáginaCar" style:display-name="Pie de página Car" style:family="text" style:parent-style-name="DefaultParagraphFont"/>
    <style:style style:name="A7" style:display-name="A7" style:family="text">
      <style:text-properties style:font-name-complex="Circular Std Book" fo:font-weight="bold" style:font-weight-asian="bold" style:font-weight-complex="bold" fo:color="#000C9D" fo:font-size="10pt" style:font-size-asian="10pt" style:font-size-complex="10pt"/>
    </style:style>
    <style:style style:name="TokioCar" style:display-name="Tokio Car" style:family="text" style:parent-style-name="DefaultParagraphFont">
      <style:text-properties style:font-name="Titillium Web" style:font-name-asian="Titillium Web" style:font-name-complex="Titillium Web" fo:color="#595959"/>
    </style:style>
    <style:style style:name="TokioTítuloCar" style:display-name="Tokio Título Car" style:family="text" style:parent-style-name="TokioCar">
      <style:text-properties style:font-name="Circular Std Black" style:font-name-asian="Circular Std Black" style:font-name-complex="Circular Std Black" fo:color="#060E9F" fo:font-size="20pt" style:font-size-asian="20pt"/>
    </style:style>
    <style:style style:name="CURSOCar" style:display-name="CURSO Car" style:family="text" style:parent-style-name="TokioTítuloCar">
      <style:text-properties style:font-name="Circular Std Black" style:font-name-asian="Circular Std Black" style:font-name-complex="Circular Std Black" fo:color="#060E9F" fo:font-size="20pt" style:font-size-asian="20pt"/>
    </style:style>
    <style:style style:name="SinespaciadoCar" style:display-name="Sin espaciado Car" style:family="text" style:parent-style-name="DefaultParagraphFont">
      <style:text-properties style:font-name-asian="Calibri" style:language-asian="es" style:country-asian="ES"/>
    </style:style>
    <style:style style:name="ListLabel1" style:display-name="ListLabel 1" style:family="text">
      <style:text-properties style:font-name="Calibri" style:font-name-asian="Calibri" style:font-name-complex="Calibri" fo:font-size="11pt" style:font-size-asian="11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complex="Calibri" fo:font-size="11pt" style:font-size-asian="11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354in" fo:margin-right="1.08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9in"/>
      </style:header-style>
      <style:footer-style>
        <style:header-footer-properties style:dynamic-spacing="true" fo:min-height="0.8444in"/>
      </style:footer-style>
    </style:page-layout>
    <style:style style:name="T2" style:parent-style-name="A7" style:family="text">
      <style:text-properties fo:font-weight="normal" style:font-weight-asian="normal" style:font-weight-complex="normal"/>
    </style:style>
    <style:style style:name="T3" style:parent-style-name="A7" style:family="text">
      <style:text-properties style:font-name="Circular Std Black" style:font-name-complex="Circular Std Black"/>
    </style:style>
    <style:style style:name="T4" style:parent-style-name="A7" style:family="text">
      <style:text-properties style:font-name="Circular Std Black" style:font-name-complex="Circular Std Black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<draw:frame draw:z-index="251659264" draw:style-name="a0" draw:transform="translate(-0.19175in -0.17165in) rotate(-3.14159) translate(6.01867in 0.16932in)" draw:name="Imagen 146" text:anchor-type="paragraph" svg:width="0.3835in" svg:height="0.3433in" style:rel-width="scale" style:rel-height="scale"><draw:image xlink:href="media/image1.png" xlink:type="simple" xlink:show="embed" xlink:actuate="onLoad"/><svg:title/><svg:desc/></draw:frame><draw:frame draw:z-index="251660288" draw:style-name="a1" draw:name="Imagen 147" text:anchor-type="paragraph" svg:x="-0.0575in" svg:y="0.0035in" svg:width="0.7571in" svg:height="0.3965in" style:rel-width="scale" style:rel-height="scale"><draw:image xlink:href="media/image2.png" xlink:type="simple" xlink:show="embed" xlink:actuate="onLoad"/><svg:title/><svg:desc>C:\Users\Andrea\AppData\Local\Microsoft\Windows\INetCache\Content.Word\new technology school-01.png</svg:desc></draw:frame></text:p>
      </style:header>
      <style:footer>
        <text:p text:style-name="Pa0"><draw:frame draw:z-index="251662336" draw:style-name="a2" draw:name="Imagen 148" text:anchor-type="paragraph" svg:x="0in" svg:y="-0.078in" svg:width="1.1283in" svg:height="0.5835in" style:rel-width="scale" style:rel-height="scale"><draw:image xlink:href="media/image3.png" xlink:type="simple" xlink:show="embed" xlink:actuate="onLoad"/><svg:title/><svg:desc/></draw:frame><text:span text:style-name="T2">PYTHON</text:span></text:p>
        <text:p text:style-name="Footer"><text:span text:style-name="T3">PROYECTO FINAL. PROPUESTA LIBRE</text:span></text:p>
        <text:p text:style-name="Footer"><text:span text:style-name="T4">Paula Jimenez Fernandez</text:span></text:p>
      </style:footer>
      <style:header-first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ticia Garcia</meta:initial-creator>
    <dc:creator>Paulita J</dc:creator>
    <meta:creation-date>2024-02-15T11:47:00Z</meta:creation-date>
    <dc:date>2026-02-20T01:10:00Z</dc:date>
    <meta:template xlink:href="Normal.dotm" xlink:type="simple"/>
    <meta:editing-cycles>26</meta:editing-cycles>
    <meta:editing-duration>PT169560S</meta:editing-duration>
    <meta:user-defined meta:name="AppVersion">16.0000</meta:user-defined>
    <meta:user-defined meta:name="Company">Repsol</meta:user-defined>
    <meta:document-statistic meta:page-count="5" meta:paragraph-count="5" meta:word-count="378" meta:character-count="2530" meta:row-count="17" meta:non-whitespace-character-count="2157"/>
  </office:meta>
</office:document-meta>
</file>